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8mm"/>
    </style:style>
    <style:style style:name="co2" style:family="table-column">
      <style:table-column-properties fo:break-before="auto" style:column-width="6.99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7.5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number:date-style style:name="N32" number:automatic-order="true"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66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3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solid" svg:stroke-width="0.1mm" svg:stroke-color="#000000" draw:marker-start-width="2.35mm" draw:marker-end-width="2.35mm" draw:fill="none" draw:textarea-horizontal-align="center" draw:textarea-vertical-align="middle" fo:padding-top="0.05mm" fo:padding-bottom="0.05mm" fo:padding-left="0.05mm" fo:padding-right="0.05mm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shapes>
          <draw:frame draw:z-index="0" draw:style-name="gr1" draw:text-style-name="P1" svg:width="111.53mm" svg:height="75.75mm" svg:x="21.29mm" svg:y="9.72mm">
            <loext:p draw:notify-on-update-of-ranges="List1.B19:List1.F19 List1.B20:List1.F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ce6"/>
        <table:table-column table:style-name="co3" table:number-columns-repeated="923" table:default-cell-style-name="Default"/>
        <table:table-row table:style-name="ro1">
          <table:table-cell table:style-name="ce1" office:value-type="string" calcext:value-type="string">
            <text:p>ocena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23"/>
        </table:table-row>
        <table:table-row table:style-name="ro2">
          <table:table-cell table:style-name="ce2"/>
          <table:table-cell table:style-name="ce5" table:number-columns-repeated="13"/>
          <table:table-cell table:style-name="ce10"/>
          <table:table-cell table:number-columns-repeated="1009"/>
        </table:table-row>
        <table:table-row table:style-name="ro2">
          <table:table-cell table:style-name="ce3"/>
          <table:table-cell table:number-columns-repeated="19"/>
          <table:table-cell table:style-name="ce11" office:value-type="string" calcext:value-type="string" table:number-columns-spanned="13" table:number-rows-spanned="2">
            <text:p>LibreOffice Calc ne vsebuje histograma. Za izdelavo histograma lahko uporabimo prirejen stolpčni diagram.</text:p>
          </table:table-cell>
          <table:covered-table-cell table:number-columns-repeated="12"/>
          <table:table-cell table:number-columns-repeated="991"/>
        </table:table-row>
        <table:table-row table:style-name="ro2">
          <table:table-cell table:style-name="ce3"/>
          <table:table-cell table:number-columns-repeated="19"/>
          <table:covered-table-cell table:style-name="ce12" office:value-type="string" calcext:value-type="string">
            <text:p>histograma lahko uporabimo prirejen stolpčni diagram.</text:p>
          </table:covered-table-cell>
          <table:covered-table-cell table:number-columns-repeated="12"/>
          <table:table-cell table:number-columns-repeated="991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8" table:formula="of:=COUNTIF([.B1:.CW1];&quot;=1&quot;)" office:value-type="float" office:value="10" calcext:value-type="float">
            <text:p>10</text:p>
          </table:table-cell>
          <table:table-cell table:style-name="ce8" table:formula="of:=COUNTIF([.C1:.CX1];&quot;=2&quot;)" office:value-type="float" office:value="18" calcext:value-type="float">
            <text:p>18</text:p>
          </table:table-cell>
          <table:table-cell table:style-name="ce8" table:formula="of:=COUNTIF([.D1:.CY1];&quot;=3&quot;)" office:value-type="float" office:value="25" calcext:value-type="float">
            <text:p>25</text:p>
          </table:table-cell>
          <table:table-cell table:style-name="ce8" table:formula="of:=COUNTIF([.E1:.CZ1];&quot;=4&quot;)" office:value-type="float" office:value="24" calcext:value-type="float">
            <text:p>24</text:p>
          </table:table-cell>
          <table:table-cell table:style-name="ce8" table:formula="of:=COUNTIF([.F1:.DA1];&quot;=5&quot;)" office:value-type="float" office:value="20" calcext:value-type="float">
            <text:p>20</text:p>
          </table:table-cell>
          <table:table-cell table:number-columns-repeated="1018"/>
        </table:table-row>
        <table:table-row table:style-name="ro2" table:number-rows-repeated="5">
          <table:table-cell table:style-name="ce3"/>
          <table:table-cell table:number-columns-repeated="1023"/>
        </table:table-row>
        <table:table-row table:style-name="ro1" table:number-rows-repeated="77">
          <table:table-cell table:style-name="ce3"/>
          <table:table-cell table:number-columns-repeated="1023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2">
        <table:table-column table:style-name="co4" table:number-columns-repeated="6" table:default-cell-style-name="ce6"/>
        <table:table-column table:style-name="co3" table:number-columns-repeated="1018" table:default-cell-style-name="Default"/>
        <table:table-row table:style-name="ro1">
          <table:table-cell table:style-name="Default">
            <draw:frame table:end-cell-address="List2.G15" table:end-x="14.48mm" table:end-y="1.96mm" draw:z-index="0" draw:name="Grafikon 1" draw:style-name="gr2" draw:text-style-name="P2" svg:width="117.47mm" svg:height="71.22mm" svg:x="2.42mm" svg:y="1.86mm">
              <loext:p draw:notify-on-update-of-ranges="List2.A17:List2.A25 List2.E17:List2.E25 List2.F17:List2.F2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1018"/>
        </table:table-row>
        <table:table-row table:style-name="ro1" table:number-rows-repeated="1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3" office:value-type="string" calcext:value-type="string">
            <text:p>starost</text:p>
          </table:table-cell>
          <table:table-cell table:style-name="ce13" office:value-type="string" calcext:value-type="string">
            <text:p>št. moških</text:p>
          </table:table-cell>
          <table:table-cell table:style-name="ce13" office:value-type="string" calcext:value-type="string">
            <text:p>št. žensk</text:p>
          </table:table-cell>
          <table:table-cell table:style-name="ce13" office:value-type="string" calcext:value-type="string">
            <text:p>skupaj</text:p>
          </table:table-cell>
          <table:table-cell table:style-name="ce13" office:value-type="string" calcext:value-type="string">
            <text:p>moški</text:p>
          </table:table-cell>
          <table:table-cell table:style-name="ce13" office:value-type="string" calcext:value-type="string">
            <text:p>žensk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80+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SUM([.B17:.C17])" office:value-type="float" office:value="11" calcext:value-type="float">
            <text:p>11</text:p>
          </table:table-cell>
          <table:table-cell table:style-name="ce17" table:formula="of:=0-([.B17]/[.$B$26])" office:value-type="percentage" office:value="-0.0133333333333333" calcext:value-type="percentage">
            <text:p>-1 %</text:p>
          </table:table-cell>
          <table:table-cell table:style-name="ce17" table:formula="of:=[.C17]/[.$C$26]" office:value-type="percentage" office:value="0.0337552742616034" calcext:value-type="percentage">
            <text:p>3 %</text:p>
          </table:table-cell>
          <table:table-cell table:number-columns-repeated="2"/>
          <table:table-cell table:style-name="ce18"/>
          <table:table-cell table:number-columns-repeated="1015"/>
        </table:table-row>
        <table:table-row table:style-name="ro1">
          <table:table-cell table:style-name="ce9" office:value-type="string" calcext:value-type="string">
            <text:p>70-7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formula="of:=SUM([.B18:.C18])" office:value-type="float" office:value="29" calcext:value-type="float">
            <text:p>29</text:p>
          </table:table-cell>
          <table:table-cell table:style-name="ce17" table:formula="of:=0-([.B18]/[.$B$26])" office:value-type="percentage" office:value="-0.0533333333333333" calcext:value-type="percentage">
            <text:p>-5 %</text:p>
          </table:table-cell>
          <table:table-cell table:style-name="ce17" table:formula="of:=[.C18]/[.$C$26]" office:value-type="percentage" office:value="0.0717299578059072" calcext:value-type="percentage">
            <text:p>7 %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60-69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formula="of:=SUM([.B19:.C19])" office:value-type="float" office:value="48" calcext:value-type="float">
            <text:p>48</text:p>
          </table:table-cell>
          <table:table-cell table:style-name="ce17" table:formula="of:=0-([.B19]/[.$B$26])" office:value-type="percentage" office:value="-0.102222222222222" calcext:value-type="percentage">
            <text:p>-10 %</text:p>
          </table:table-cell>
          <table:table-cell table:style-name="ce17" table:formula="of:=[.C19]/[.$C$26]" office:value-type="percentage" office:value="0.105485232067511" calcext:value-type="percentage">
            <text:p>11 %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50-59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2" calcext:value-type="float">
            <text:p>52</text:p>
          </table:table-cell>
          <table:table-cell table:style-name="ce9" table:formula="of:=SUM([.B20:.C20])" office:value-type="float" office:value="100" calcext:value-type="float">
            <text:p>100</text:p>
          </table:table-cell>
          <table:table-cell table:style-name="ce17" table:formula="of:=0-([.B20]/[.$B$26])" office:value-type="percentage" office:value="-0.213333333333333" calcext:value-type="percentage">
            <text:p>-21 %</text:p>
          </table:table-cell>
          <table:table-cell table:style-name="ce17" table:formula="of:=[.C20]/[.$C$26]" office:value-type="percentage" office:value="0.219409282700422" calcext:value-type="percentage">
            <text:p>22 %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40-49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8" calcext:value-type="float">
            <text:p>48</text:p>
          </table:table-cell>
          <table:table-cell table:style-name="ce9" table:formula="of:=SUM([.B21:.C21])" office:value-type="float" office:value="99" calcext:value-type="float">
            <text:p>99</text:p>
          </table:table-cell>
          <table:table-cell table:style-name="ce17" table:formula="of:=0-([.B21]/[.$B$26])" office:value-type="percentage" office:value="-0.226666666666667" calcext:value-type="percentage">
            <text:p>-23 %</text:p>
          </table:table-cell>
          <table:table-cell table:style-name="ce17" table:formula="of:=[.C21]/[.$C$26]" office:value-type="percentage" office:value="0.20253164556962" calcext:value-type="percentage">
            <text:p>20 %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30-39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9" calcext:value-type="float">
            <text:p>39</text:p>
          </table:table-cell>
          <table:table-cell table:style-name="ce9" table:formula="of:=SUM([.B22:.C22])" office:value-type="float" office:value="75" calcext:value-type="float">
            <text:p>75</text:p>
          </table:table-cell>
          <table:table-cell table:style-name="ce17" table:formula="of:=0-([.B22]/[.$B$26])" office:value-type="percentage" office:value="-0.16" calcext:value-type="percentage">
            <text:p>-16 %</text:p>
          </table:table-cell>
          <table:table-cell table:style-name="ce17" table:formula="of:=[.C22]/[.$C$26]" office:value-type="percentage" office:value="0.164556962025316" calcext:value-type="percentage">
            <text:p>16 %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20-2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SUM([.B23:.C23])" office:value-type="float" office:value="31" calcext:value-type="float">
            <text:p>31</text:p>
          </table:table-cell>
          <table:table-cell table:style-name="ce17" table:formula="of:=0-([.B23]/[.$B$26])" office:value-type="percentage" office:value="-0.0755555555555556" calcext:value-type="percentage">
            <text:p>-8 %</text:p>
          </table:table-cell>
          <table:table-cell table:style-name="ce17" table:formula="of:=[.C23]/[.$C$26]" office:value-type="percentage" office:value="0.0590717299578059" calcext:value-type="percentage">
            <text:p>6 %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10-1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formula="of:=SUM([.B24:.C24])" office:value-type="float" office:value="51" calcext:value-type="float">
            <text:p>51</text:p>
          </table:table-cell>
          <table:table-cell table:style-name="ce17" table:formula="of:=0-([.B24]/[.$B$26])" office:value-type="percentage" office:value="-0.111111111111111" calcext:value-type="percentage">
            <text:p>-11 %</text:p>
          </table:table-cell>
          <table:table-cell table:style-name="ce17" table:formula="of:=[.C24]/[.$C$26]" office:value-type="percentage" office:value="0.109704641350211" calcext:value-type="percentage">
            <text:p>11 %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0-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SUM([.B25:.C25])" office:value-type="float" office:value="18" calcext:value-type="float">
            <text:p>18</text:p>
          </table:table-cell>
          <table:table-cell table:style-name="ce17" table:formula="of:=0-([.B25]/[.$B$26])" office:value-type="percentage" office:value="-0.0444444444444444" calcext:value-type="percentage">
            <text:p>-4 %</text:p>
          </table:table-cell>
          <table:table-cell table:style-name="ce17" table:formula="of:=[.C25]/[.$C$26]" office:value-type="percentage" office:value="0.0337552742616034" calcext:value-type="percentage">
            <text:p>3 %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kupaj</text:p>
          </table:table-cell>
          <table:table-cell table:style-name="ce9" table:formula="of:=SUM([.B17:.B25])" office:value-type="float" office:value="225" calcext:value-type="float">
            <text:p>225</text:p>
          </table:table-cell>
          <table:table-cell table:style-name="ce9" table:formula="of:=SUM([.C17:.C25])" office:value-type="float" office:value="237" calcext:value-type="float">
            <text:p>237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xlchart.0" table:base-cell-address="$List1.$A$1" table:cell-range-address="$List1.$A$1"/>
        <table:named-range table:name="_xlchart.1" table:base-cell-address="$List1.$A$1" table:cell-range-address="$List1.$B$1:.$CW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percentage-style style:name="N126">
      <number:number number:decimal-places="0" loext:min-decimal-places="0" number:min-integer-digits="1"/>
      <number:text>%</number:text>
    </number:percentage-style>
    <number:percentage-style style:name="N127P0" style:volatile="true">
      <number:number number:decimal-places="0" loext:min-decimal-places="0" number:min-integer-digits="1"/>
      <number:text>%</number:text>
    </number:percentage-style>
    <number:percentage-style style:name="N127">
      <number:number number:decimal-places="0" loext:min-decimal-places="0" number:min-integer-digits="1"/>
      <number:text>%</number:text>
      <style:map style:condition="value()&gt;=0" style:apply-style-name="N127P0"/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00.00.0000</text:date>, <text:time style:data-style-name="N2" text:time-value="09:37:02.8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2-11T09:05:49</meta:creation-date>
    <dc:date>2020-03-30T09:39:30.779000000</dc:date>
    <meta:generator>LibreOffice/5.0.6.3$Windows_x86 LibreOffice_project/490fc03b25318460cfc54456516ea2519c11d1aa</meta:generator>
    <meta:editing-duration>PT19M8S</meta:editing-duration>
    <meta:editing-cycles>4</meta:editing-cycles>
    <meta:document-statistic meta:table-count="2" meta:cell-count="176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6">
      <number:number number:decimal-places="0" loext:min-decimal-places="0" number:min-integer-digits="1"/>
      <number:text>%</number:text>
    </number:percentage-style>
    <number:percentage-style style:name="N127P0" style:volatile="true">
      <number:number number:decimal-places="0" loext:min-decimal-places="0" number:min-integer-digits="1"/>
      <number:text>%</number:text>
    </number:percentage-style>
    <number:percentage-style style:name="N127">
      <number:number number:decimal-places="0" loext:min-decimal-places="0" number:min-integer-digits="1"/>
      <number:text>%</number:text>
      <style:map style:condition="value()&gt;=0" style:apply-style-name="N127P0"/>
    </number:percentage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7">
      <style:chart-properties chart:display-label="true" chart:tick-marks-major-inner="false" chart:tick-marks-major-outer="false" chart:logarithmic="false" chart:interval-major="0.1" chart:interval-minor-divisor="2" chart:gap-width="0" chart:overlap="10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126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18cm" svg:stroke-color="#ffffff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6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18cm" svg:stroke-color="#ffffff" draw:fill-color="#c00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48cm" svg:height="7.123cm" xlink:href=".." xlink:type="simple" chart:class="chart:bar" chart:style-name="ch1">
        <chart:title svg:x="3.372cm" svg:y="0.278cm" chart:style-name="ch2">
          <text:p>Struktura gostov picerije</text:p>
        </chart:title>
        <chart:legend chart:legend-position="end" svg:x="10.128cm" svg:y="3.029cm" style:legend-expansion="high" chart:style-name="ch3"/>
        <chart:plot-area chart:style-name="ch4" table:cell-range-address="List2.A17:List2.A25 List2.E17:List2.F25" chart:data-source-has-labels="both" svg:x="0.234cm" svg:y="1.309cm" svg:width="9.66cm" svg:height="5.672cm">
          <chartooo:coordinate-region svg:x="1.184cm" svg:y="1.309cm" svg:width="8.444cm" svg:height="5.191cm"/>
          <chart:axis chart:dimension="x" chart:name="primary-x" chart:style-name="ch5" chartooo:axis-type="auto">
            <chartooo:date-scale/>
            <chart:categories table:cell-range-address="List2.A17:List2.A25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List2.E17:List2.E25" loext:label-string="&quot;moški&quot;" chart:class="chart:bar">
            <chart:data-point chart:repeated="9"/>
          </chart:series>
          <chart:series chart:style-name="ch10" chart:values-cell-range-address="List2.F17:List2.F25" loext:label-string="&quot;ženske&quot;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ški</text:p>
              </table:table-cell>
              <table:table-cell office:value-type="string">
                <text:p>ženske</text:p>
              </table:table-cell>
            </table:table-row>
          </table:table-header-rows>
          <table:table-rows>
            <table:table-row>
              <table:table-cell office:value-type="string">
                <text:p>80+</text:p>
                <draw:g>
                  <svg:desc>List2.A17:List2.A25</svg:desc>
                </draw:g>
              </table:table-cell>
              <table:table-cell office:value-type="float" office:value="-0.0133333333333333">
                <text:p>-0.0133333333333333</text:p>
                <draw:g>
                  <svg:desc>List2.E17:List2.E25</svg:desc>
                </draw:g>
              </table:table-cell>
              <table:table-cell office:value-type="float" office:value="0.0337552742616034">
                <text:p>0.0337552742616034</text:p>
                <draw:g>
                  <svg:desc>List2.F17:List2.F25</svg:desc>
                </draw:g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-0.0533333333333333">
                <text:p>-0.0533333333333333</text:p>
              </table:table-cell>
              <table:table-cell office:value-type="float" office:value="0.0717299578059072">
                <text:p>0.0717299578059072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-0.102222222222222">
                <text:p>-0.102222222222222</text:p>
              </table:table-cell>
              <table:table-cell office:value-type="float" office:value="0.105485232067511">
                <text:p>0.105485232067511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-0.213333333333333">
                <text:p>-0.213333333333333</text:p>
              </table:table-cell>
              <table:table-cell office:value-type="float" office:value="0.219409282700422">
                <text:p>0.219409282700422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-0.226666666666667">
                <text:p>-0.226666666666667</text:p>
              </table:table-cell>
              <table:table-cell office:value-type="float" office:value="0.20253164556962">
                <text:p>0.20253164556962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-0.16">
                <text:p>-0.16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-0.0755555555555556">
                <text:p>-0.0755555555555556</text:p>
              </table:table-cell>
              <table:table-cell office:value-type="float" office:value="0.0590717299578059">
                <text:p>0.0590717299578059</text:p>
              </table:table-cell>
            </table:table-row>
            <table:table-row>
              <table:table-cell office:value-type="string">
                <text:p>10-19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0.109704641350211">
                <text:p>0.109704641350211</text:p>
              </table:table-cell>
            </table:table-row>
            <table:table-row>
              <table:table-cell office:value-type="string">
                <text:p>0-9</text:p>
              </table:table-cell>
              <table:table-cell office:value-type="float" office:value="-0.0444444444444444">
                <text:p>-0.0444444444444444</text:p>
              </table:table-cell>
              <table:table-cell office:value-type="float" office:value="0.0337552742616034">
                <text:p>0.0337552742616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666666" fo:font-family="Calibri" style:font-style-name="Regular" fo:font-size="14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54cm" svg:height="7.576cm" xlink:href=".." xlink:type="simple" chart:class="chart:bar" chart:style-name="ch1">
        <chart:title svg:x="2.969cm" svg:y="0.287cm" chart:style-name="ch2">
          <text:p>Ocena postrežbe v piceriji</text:p>
        </chart:title>
        <chart:plot-area chart:style-name="ch3" table:cell-range-address="List1.B19:List1.F20" chart:data-source-has-labels="row" svg:x="0.223cm" svg:y="1.327cm" svg:width="10.708cm" svg:height="6.098cm">
          <chartooo:coordinate-region svg:x="0.855cm" svg:y="1.529cm" svg:width="10.076cm" svg:height="5.243cm"/>
          <chart:axis chart:dimension="x" chart:name="primary-x" chart:style-name="ch4" chartooo:axis-type="auto">
            <chartooo:date-scale/>
            <chart:categories table:cell-range-address="List1.B19:List1.F19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ist1.B20:List1.F2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List1.B19:List1.F1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List1.B20:List1.F20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